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3.6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valuador sistema solar</text:p>
          </table:table-cell>
          <table:table-cell table:number-columns-repeated="3"/>
        </table:table-row>
        <table:table-row table:style-name="ro1">
          <table:table-cell office:value-type="string">
            <text:p>objeto</text:p>
          </table:table-cell>
          <table:table-cell office:value-type="string">
            <text:p>radio</text:p>
          </table:table-cell>
          <table:table-cell office:value-type="string">
            <text:p>distancia a sumar</text:p>
          </table:table-cell>
          <table:table-cell office:value-type="string">
            <text:p>distancia acumulada</text:p>
          </table:table-cell>
        </table:table-row>
        <table:table-row table:style-name="ro1">
          <table:table-cell office:value-type="string">
            <text:p>sol</text:p>
          </table:table-cell>
          <table:table-cell table:number-columns-repeated="2" office:value-type="float" office:value="3">
            <text:p>3</text:p>
          </table:table-cell>
          <table:table-cell table:formula="oooc:=SUM([.C3:.C3])" office:value-type="float" office:value="3">
            <text:p>3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5">
            <text:p>0,5</text:p>
          </table:table-cell>
          <table:table-cell table:formula="oooc:=IF([.A4]=&quot;espacio&quot;; ([.B4]);(2*[.B4]))" office:value-type="float" office:value="0.5">
            <text:p>0,5</text:p>
          </table:table-cell>
          <table:table-cell table:formula="oooc:=SUM([.$C$3:.C4])" office:value-type="float" office:value="3.5">
            <text:p>3,5</text:p>
          </table:table-cell>
        </table:table-row>
        <table:table-row table:style-name="ro1">
          <table:table-cell office:value-type="string">
            <text:p>mercurio</text:p>
          </table:table-cell>
          <table:table-cell office:value-type="float" office:value="0.3">
            <text:p>0,3</text:p>
          </table:table-cell>
          <table:table-cell table:formula="oooc:=IF([.A5]=&quot;espacio&quot;; ([.B5]);(2*[.B5]))" office:value-type="float" office:value="0.6">
            <text:p>0,6</text:p>
          </table:table-cell>
          <table:table-cell table:formula="oooc:=SUM([.$C$3:.C5])" office:value-type="float" office:value="4.1">
            <text:p>4,1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5">
            <text:p>0,5</text:p>
          </table:table-cell>
          <table:table-cell table:formula="oooc:=IF([.A6]=&quot;espacio&quot;; ([.B6]);(2*[.B6]))" office:value-type="float" office:value="0.5">
            <text:p>0,5</text:p>
          </table:table-cell>
          <table:table-cell table:formula="oooc:=SUM([.$C$3:.C6])" office:value-type="float" office:value="4.6">
            <text:p>4,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0.5">
            <text:p>0,5</text:p>
          </table:table-cell>
          <table:table-cell table:formula="oooc:=IF([.A7]=&quot;espacio&quot;; ([.B7]);(2*[.B7]))" office:value-type="float" office:value="1">
            <text:p>1</text:p>
          </table:table-cell>
          <table:table-cell table:formula="oooc:=SUM([.$C$3:.C7])" office:value-type="float" office:value="5.6">
            <text:p>5,6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6">
            <text:p>0,6</text:p>
          </table:table-cell>
          <table:table-cell table:formula="oooc:=IF([.A8]=&quot;espacio&quot;; ([.B8]);(2*[.B8]))" office:value-type="float" office:value="0.6">
            <text:p>0,6</text:p>
          </table:table-cell>
          <table:table-cell table:formula="oooc:=SUM([.$C$3:.C8])" office:value-type="float" office:value="6.2">
            <text:p>6,2</text:p>
          </table:table-cell>
        </table:table-row>
        <table:table-row table:style-name="ro1">
          <table:table-cell office:value-type="string">
            <text:p>luna</text:p>
          </table:table-cell>
          <table:table-cell office:value-type="float" office:value="0.4">
            <text:p>0,4</text:p>
          </table:table-cell>
          <table:table-cell table:formula="oooc:=IF([.A9]=&quot;espacio&quot;; ([.B9]);(2*[.B9]))" office:value-type="float" office:value="0.8">
            <text:p>0,8</text:p>
          </table:table-cell>
          <table:table-cell table:formula="oooc:=SUM([.$C$3:.C9])" office:value-type="float" office:value="7">
            <text:p>7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3">
            <text:p>0,3</text:p>
          </table:table-cell>
          <table:table-cell table:formula="oooc:=IF([.A10]=&quot;espacio&quot;; ([.B10]);(2*[.B10]))" office:value-type="float" office:value="0.3">
            <text:p>0,3</text:p>
          </table:table-cell>
          <table:table-cell table:formula="oooc:=SUM([.$C$3:.C10])" office:value-type="float" office:value="7.3">
            <text:p>7,3</text:p>
          </table:table-cell>
        </table:table-row>
        <table:table-row table:style-name="ro1">
          <table:table-cell office:value-type="string">
            <text:p>tierra</text:p>
          </table:table-cell>
          <table:table-cell office:value-type="float" office:value="1">
            <text:p>1</text:p>
          </table:table-cell>
          <table:table-cell table:formula="oooc:=IF([.A11]=&quot;espacio&quot;; ([.B11]);(2*[.B11]))" office:value-type="float" office:value="2">
            <text:p>2</text:p>
          </table:table-cell>
          <table:table-cell table:formula="oooc:=SUM([.$C$3:.C11])" office:value-type="float" office:value="9.3">
            <text:p>9,3</text:p>
          </table:table-cell>
        </table:table-row>
        <table:table-row table:style-name="ro1">
          <table:table-cell office:value-type="string">
            <text:p>espacio</text:p>
          </table:table-cell>
          <table:table-cell table:formula="oooc:=SUM([.C9:.C10])" office:value-type="float" office:value="1.1">
            <text:p>1,1</text:p>
          </table:table-cell>
          <table:table-cell table:formula="oooc:=IF([.A12]=&quot;espacio&quot;; ([.B12]);(2*[.B12]))" office:value-type="float" office:value="1.1">
            <text:p>1,1</text:p>
          </table:table-cell>
          <table:table-cell table:formula="oooc:=SUM([.$C$3:.C12])" office:value-type="float" office:value="10.4">
            <text:p>10,4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7">
            <text:p>0,7</text:p>
          </table:table-cell>
          <table:table-cell table:formula="oooc:=IF([.A13]=&quot;espacio&quot;; ([.B13]);(2*[.B13]))" office:value-type="float" office:value="0.7">
            <text:p>0,7</text:p>
          </table:table-cell>
          <table:table-cell table:formula="oooc:=SUM([.$C$3:.C13])" office:value-type="float" office:value="11.1">
            <text:p>11,1</text:p>
          </table:table-cell>
        </table:table-row>
        <table:table-row table:style-name="ro1">
          <table:table-cell office:value-type="string">
            <text:p>marte</text:p>
          </table:table-cell>
          <table:table-cell office:value-type="float" office:value="0.7">
            <text:p>0,7</text:p>
          </table:table-cell>
          <table:table-cell table:formula="oooc:=IF([.A14]=&quot;espacio&quot;; ([.B14]);(2*[.B14]))" office:value-type="float" office:value="1.4">
            <text:p>1,4</text:p>
          </table:table-cell>
          <table:table-cell table:formula="oooc:=SUM([.$C$3:.C14])" office:value-type="float" office:value="12.5">
            <text:p>12,5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1">
            <text:p>1</text:p>
          </table:table-cell>
          <table:table-cell table:formula="oooc:=IF([.A15]=&quot;espacio&quot;; ([.B15]);(2*[.B15]))" office:value-type="float" office:value="1">
            <text:p>1</text:p>
          </table:table-cell>
          <table:table-cell table:formula="oooc:=SUM([.$C$3:.C15])" office:value-type="float" office:value="13.5">
            <text:p>13,5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float" office:value="0.25">
            <text:p>0,25</text:p>
          </table:table-cell>
          <table:table-cell table:formula="oooc:=IF([.A16]=&quot;espacio&quot;; ([.B16]);(2*[.B16]))" office:value-type="float" office:value="0.5">
            <text:p>0,5</text:p>
          </table:table-cell>
          <table:table-cell table:formula="oooc:=SUM([.$C$3:.C16])" office:value-type="float" office:value="14">
            <text:p>14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2">
            <text:p>0,2</text:p>
          </table:table-cell>
          <table:table-cell table:formula="oooc:=IF([.A17]=&quot;espacio&quot;; ([.B17]);(2*[.B17]))" office:value-type="float" office:value="0.2">
            <text:p>0,2</text:p>
          </table:table-cell>
          <table:table-cell table:formula="oooc:=SUM([.$C$3:.C17])" office:value-type="float" office:value="14.2">
            <text:p>14,2</text:p>
          </table:table-cell>
        </table:table-row>
        <table:table-row table:style-name="ro2">
          <table:table-cell office:value-type="string">
            <text:p>ganimedes</text:p>
          </table:table-cell>
          <table:table-cell office:value-type="float" office:value="0.3">
            <text:p>0,3</text:p>
          </table:table-cell>
          <table:table-cell table:formula="oooc:=IF([.A18]=&quot;espacio&quot;; ([.B18]);(2*[.B18]))" office:value-type="float" office:value="0.6">
            <text:p>0,6</text:p>
          </table:table-cell>
          <table:table-cell table:formula="oooc:=SUM([.$C$3:.C18])" office:value-type="float" office:value="14.8">
            <text:p>14,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3">
            <text:p>0,3</text:p>
          </table:table-cell>
          <table:table-cell table:formula="oooc:=IF([.A19]=&quot;espacio&quot;; ([.B19]);(2*[.B19]))" office:value-type="float" office:value="0.3">
            <text:p>0,3</text:p>
          </table:table-cell>
          <table:table-cell table:formula="oooc:=SUM([.$C$3:.C19])" office:value-type="float" office:value="15.1">
            <text:p>15,1</text:p>
          </table:table-cell>
        </table:table-row>
        <table:table-row table:style-name="ro2">
          <table:table-cell office:value-type="string">
            <text:p>europa</text:p>
          </table:table-cell>
          <table:table-cell office:value-type="float" office:value="0.22">
            <text:p>0,22</text:p>
          </table:table-cell>
          <table:table-cell table:formula="oooc:=IF([.A20]=&quot;espacio&quot;; ([.B20]);(2*[.B20]))" office:value-type="float" office:value="0.44">
            <text:p>0,44</text:p>
          </table:table-cell>
          <table:table-cell table:formula="oooc:=SUM([.$C$3:.C20])" office:value-type="float" office:value="15.54">
            <text:p>15,54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1">
            <text:p>0,1</text:p>
          </table:table-cell>
          <table:table-cell table:formula="oooc:=IF([.A21]=&quot;espacio&quot;; ([.B21]);(2*[.B21]))" office:value-type="float" office:value="0.1">
            <text:p>0,1</text:p>
          </table:table-cell>
          <table:table-cell table:formula="oooc:=SUM([.$C$3:.C21])" office:value-type="float" office:value="15.64">
            <text:p>15,64</text:p>
          </table:table-cell>
        </table:table-row>
        <table:table-row table:style-name="ro2">
          <table:table-cell office:value-type="string">
            <text:p>calisto</text:p>
          </table:table-cell>
          <table:table-cell office:value-type="float" office:value="0.2">
            <text:p>0,2</text:p>
          </table:table-cell>
          <table:table-cell table:formula="oooc:=IF([.A22]=&quot;espacio&quot;; ([.B22]);(2*[.B22]))" office:value-type="float" office:value="0.4">
            <text:p>0,4</text:p>
          </table:table-cell>
          <table:table-cell table:formula="oooc:=SUM([.$C$3:.C22])" office:value-type="float" office:value="16.04">
            <text:p>16,04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5">
            <text:p>0,5</text:p>
          </table:table-cell>
          <table:table-cell table:formula="oooc:=IF([.A23]=&quot;espacio&quot;; ([.B23]);(2*[.B23]))" office:value-type="float" office:value="0.5">
            <text:p>0,5</text:p>
          </table:table-cell>
          <table:table-cell table:formula="oooc:=SUM([.$C$3:.C23])" office:value-type="float" office:value="16.54">
            <text:p>16,54</text:p>
          </table:table-cell>
        </table:table-row>
        <table:table-row table:style-name="ro2">
          <table:table-cell office:value-type="string">
            <text:p>jupiter</text:p>
          </table:table-cell>
          <table:table-cell office:value-type="float" office:value="2">
            <text:p>2</text:p>
          </table:table-cell>
          <table:table-cell table:formula="oooc:=IF([.A24]=&quot;espacio&quot;; ([.B24]);(2*[.B24]))" office:value-type="float" office:value="4">
            <text:p>4</text:p>
          </table:table-cell>
          <table:table-cell table:formula="oooc:=SUM([.$C$3:.C24])" office:value-type="float" office:value="20.54">
            <text:p>20,54</text:p>
          </table:table-cell>
        </table:table-row>
        <table:table-row table:style-name="ro1">
          <table:table-cell office:value-type="string">
            <text:p>espacio</text:p>
          </table:table-cell>
          <table:table-cell table:formula="oooc:=SUM([.C16:.C23])" office:value-type="float" office:value="3.04">
            <text:p>3,04</text:p>
          </table:table-cell>
          <table:table-cell table:formula="oooc:=IF([.A25]=&quot;espacio&quot;; ([.B25]);(2*[.B25]))" office:value-type="float" office:value="3.04">
            <text:p>3,04</text:p>
          </table:table-cell>
          <table:table-cell table:formula="oooc:=SUM([.$C$3:.C25])" office:value-type="float" office:value="23.58">
            <text:p>23,5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1">
            <text:p>1</text:p>
          </table:table-cell>
          <table:table-cell table:formula="oooc:=IF([.A26]=&quot;espacio&quot;; ([.B26]);(2*[.B26]))" office:value-type="float" office:value="1">
            <text:p>1</text:p>
          </table:table-cell>
          <table:table-cell table:formula="oooc:=SUM([.$C$3:.C26])" office:value-type="float" office:value="24.58">
            <text:p>24,58</text:p>
          </table:table-cell>
        </table:table-row>
        <table:table-row table:style-name="ro1">
          <table:table-cell office:value-type="string">
            <text:p>titan</text:p>
          </table:table-cell>
          <table:table-cell office:value-type="float" office:value="0.5">
            <text:p>0,5</text:p>
          </table:table-cell>
          <table:table-cell table:formula="oooc:=IF([.A27]=&quot;espacio&quot;; ([.B27]);(2*[.B27]))" office:value-type="float" office:value="1">
            <text:p>1</text:p>
          </table:table-cell>
          <table:table-cell table:formula="oooc:=SUM([.$C$3:.C27])" office:value-type="float" office:value="25.58">
            <text:p>25,5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1">
            <text:p>1</text:p>
          </table:table-cell>
          <table:table-cell table:formula="oooc:=IF([.A28]=&quot;espacio&quot;; ([.B28]);(2*[.B28]))" office:value-type="float" office:value="1">
            <text:p>1</text:p>
          </table:table-cell>
          <table:table-cell table:formula="oooc:=SUM([.$C$3:.C28])" office:value-type="float" office:value="26.58">
            <text:p>26,58</text:p>
          </table:table-cell>
        </table:table-row>
        <table:table-row table:style-name="ro1">
          <table:table-cell office:value-type="string">
            <text:p>saturno</text:p>
          </table:table-cell>
          <table:table-cell office:value-type="float" office:value="1.5">
            <text:p>1,5</text:p>
          </table:table-cell>
          <table:table-cell table:formula="oooc:=IF([.A29]=&quot;espacio&quot;; ([.B29]);(2*[.B29]))" office:value-type="float" office:value="3">
            <text:p>3</text:p>
          </table:table-cell>
          <table:table-cell table:formula="oooc:=SUM([.$C$3:.C29])" office:value-type="float" office:value="29.58">
            <text:p>29,58</text:p>
          </table:table-cell>
        </table:table-row>
        <table:table-row table:style-name="ro1">
          <table:table-cell office:value-type="string">
            <text:p>espacio</text:p>
          </table:table-cell>
          <table:table-cell table:formula="oooc:=SUM([.C27:.C28])" office:value-type="float" office:value="2">
            <text:p>2</text:p>
          </table:table-cell>
          <table:table-cell table:formula="oooc:=IF([.A30]=&quot;espacio&quot;; ([.B30]);(2*[.B30]))" office:value-type="float" office:value="2">
            <text:p>2</text:p>
          </table:table-cell>
          <table:table-cell table:formula="oooc:=SUM([.$C$3:.C30])" office:value-type="float" office:value="31.58">
            <text:p>31,5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1">
            <text:p>1</text:p>
          </table:table-cell>
          <table:table-cell table:formula="oooc:=IF([.A31]=&quot;espacio&quot;; ([.B31]);(2*[.B31]))" office:value-type="float" office:value="1">
            <text:p>1</text:p>
          </table:table-cell>
          <table:table-cell table:formula="oooc:=SUM([.$C$3:.C31])" office:value-type="float" office:value="32.58">
            <text:p>32,58</text:p>
          </table:table-cell>
        </table:table-row>
        <table:table-row table:style-name="ro2">
          <table:table-cell office:value-type="string">
            <text:p>urano</text:p>
          </table:table-cell>
          <table:table-cell office:value-type="float" office:value="1.2">
            <text:p>1,2</text:p>
          </table:table-cell>
          <table:table-cell table:formula="oooc:=IF([.A32]=&quot;espacio&quot;; ([.B32]);(2*[.B32]))" office:value-type="float" office:value="2.4">
            <text:p>2,4</text:p>
          </table:table-cell>
          <table:table-cell table:formula="oooc:=SUM([.$C$3:.C32])" office:value-type="float" office:value="34.98">
            <text:p>34,9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1">
            <text:p>1</text:p>
          </table:table-cell>
          <table:table-cell table:formula="oooc:=IF([.A33]=&quot;espacio&quot;; ([.B33]);(2*[.B33]))" office:value-type="float" office:value="1">
            <text:p>1</text:p>
          </table:table-cell>
          <table:table-cell table:formula="oooc:=SUM([.$C$3:.C33])" office:value-type="float" office:value="35.98">
            <text:p>35,98</text:p>
          </table:table-cell>
        </table:table-row>
        <table:table-row table:style-name="ro2">
          <table:table-cell office:value-type="string">
            <text:p>neptuno</text:p>
          </table:table-cell>
          <table:table-cell office:value-type="float" office:value="1.1">
            <text:p>1,1</text:p>
          </table:table-cell>
          <table:table-cell table:formula="oooc:=IF([.A34]=&quot;espacio&quot;; ([.B34]);(2*[.B34]))" office:value-type="float" office:value="2.2">
            <text:p>2,2</text:p>
          </table:table-cell>
          <table:table-cell table:formula="oooc:=SUM([.$C$3:.C34])" office:value-type="float" office:value="38.18">
            <text:p>38,1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1">
            <text:p>1</text:p>
          </table:table-cell>
          <table:table-cell table:formula="oooc:=IF([.A35]=&quot;espacio&quot;; ([.B35]);(2*[.B35]))" office:value-type="float" office:value="1">
            <text:p>1</text:p>
          </table:table-cell>
          <table:table-cell table:formula="oooc:=SUM([.$C$3:.C35])" office:value-type="float" office:value="39.18">
            <text:p>39,18</text:p>
          </table:table-cell>
        </table:table-row>
        <table:table-row table:style-name="ro2">
          <table:table-cell office:value-type="string">
            <text:p>caronte</text:p>
          </table:table-cell>
          <table:table-cell office:value-type="float" office:value="0.3">
            <text:p>0,3</text:p>
          </table:table-cell>
          <table:table-cell table:formula="oooc:=IF([.A36]=&quot;espacio&quot;; ([.B36]);(2*[.B36]))" office:value-type="float" office:value="0.6">
            <text:p>0,6</text:p>
          </table:table-cell>
          <table:table-cell table:formula="oooc:=SUM([.$C$3:.C36])" office:value-type="float" office:value="39.78">
            <text:p>39,78</text:p>
          </table:table-cell>
        </table:table-row>
        <table:table-row table:style-name="ro1">
          <table:table-cell office:value-type="string">
            <text:p>espacio</text:p>
          </table:table-cell>
          <table:table-cell office:value-type="float" office:value="0.4">
            <text:p>0,4</text:p>
          </table:table-cell>
          <table:table-cell table:formula="oooc:=IF([.A37]=&quot;espacio&quot;; ([.B37]);(2*[.B37]))" office:value-type="float" office:value="0.4">
            <text:p>0,4</text:p>
          </table:table-cell>
          <table:table-cell table:formula="oooc:=SUM([.$C$3:.C37])" office:value-type="float" office:value="40.18">
            <text:p>40,18</text:p>
          </table:table-cell>
        </table:table-row>
        <table:table-row table:style-name="ro2">
          <table:table-cell office:value-type="string">
            <text:p>pluton</text:p>
          </table:table-cell>
          <table:table-cell office:value-type="float" office:value="0.35">
            <text:p>0,35</text:p>
          </table:table-cell>
          <table:table-cell table:formula="oooc:=IF([.A38]=&quot;espacio&quot;; ([.B38]);(2*[.B38]))" office:value-type="float" office:value="0.7">
            <text:p>0,7</text:p>
          </table:table-cell>
          <table:table-cell table:formula="oooc:=SUM([.$C$3:.C38])" office:value-type="float" office:value="40.88">
            <text:p>40,88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/11/2009</text:date>, <text:time>01:21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9-11-16T00:47:48</meta:creation-date>
    <dc:date>2009-11-16T01:21:36</dc:date>
    <meta:editing-cycles>2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table-count="3" meta:cell-count="149"/>
  </office:meta>
</office:document-meta>
</file>